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Heading_20_2">
      <style:text-properties officeooo:paragraph-rsid="00a18fb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789220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a3bdc0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a4ae36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text-underline-style="solid" style:text-underline-width="auto" style:text-underline-color="font-color" officeooo:paragraph-rsid="00a18fb9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style:font-name="Calibri" fo:font-size="14pt" fo:language="en" fo:country="GB" fo:font-weight="bold" officeooo:rsid="003a77c6" style:font-size-asian="14pt" style:font-weight-asian="bold" style:font-name-complex="Trebuchet MS" style:font-size-complex="15pt" style:font-weight-complex="bold"/>
    </style:style>
    <style:style style:name="T9" style:family="text">
      <style:text-properties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10" style:family="text">
      <style:text-properties style:font-name="Calibri" fo:font-size="14pt" fo:language="en" fo:country="GB" fo:font-weight="normal" style:font-size-asian="14pt" style:font-weight-asian="normal" style:font-name-complex="Trebuchet MS" style:font-size-complex="15pt" style:font-weight-complex="normal"/>
    </style:style>
    <style:style style:name="T11" style:family="text">
      <style:text-properties style:font-name="Calibri" fo:font-size="14pt" fo:language="en" fo:country="GB" fo:font-weight="normal" officeooo:rsid="00479585" style:font-size-asian="14pt" style:font-weight-asian="normal" style:font-name-complex="Trebuchet MS" style:font-size-complex="15pt" style:font-weight-complex="normal"/>
    </style:style>
    <style:style style:name="T12" style:family="text">
      <style:text-properties style:font-name="Calibri" fo:font-size="14pt" fo:language="en" fo:country="GB" fo:font-weight="normal" officeooo:rsid="003a77c6" style:font-size-asian="14pt" style:font-weight-asian="normal" style:font-name-complex="Trebuchet MS" style:font-size-complex="15pt" style:font-weight-complex="normal"/>
    </style:style>
    <style:style style:name="T13" style:family="text">
      <style:text-properties style:font-name="Calibri" fo:font-size="14pt" fo:language="en" fo:country="GB" fo:font-weight="normal" officeooo:rsid="00a3bdc0" style:font-size-asian="14pt" style:font-weight-asian="normal" style:font-name-complex="Trebuchet MS" style:font-size-complex="15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77c6" style:font-weight-asian="bold" style:font-weight-complex="bold"/>
    </style:style>
    <style:style style:name="T16" style:family="text">
      <style:text-properties fo:font-weight="bold" officeooo:rsid="00a229df" style:font-weight-asian="bold" style:font-weight-complex="bold"/>
    </style:style>
    <style:style style:name="T17" style:family="text">
      <style:text-properties fo:language="en" fo:country="GB" fo:font-weight="bold" officeooo:rsid="0055526b" style:font-weight-asian="bold" style:font-weight-complex="bold"/>
    </style:style>
    <style:style style:name="T18" style:family="text">
      <style:text-properties fo:language="en" fo:country="GB" fo:font-weight="normal" officeooo:rsid="0055526b" style:font-weight-asian="normal" style:font-weight-complex="normal"/>
    </style:style>
    <style:style style:name="T19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a229df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a229df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a3bdc0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officeooo:rsid="003a77c6" style:font-style-asian="normal" style:font-style-complex="normal"/>
    </style:style>
    <style:style style:name="T29" style:family="text">
      <style:text-properties fo:language="en" fo:country="GB" fo:font-style="normal" officeooo:rsid="00a18fb9" style:font-style-asian="normal" style:font-style-complex="normal"/>
    </style:style>
    <style:style style:name="T30" style:family="text">
      <style:text-properties fo:language="en" fo:country="GB" fo:font-style="normal" officeooo:rsid="00a3bdc0" style:font-style-asian="normal" style:font-style-complex="normal"/>
    </style:style>
    <style:style style:name="T31" style:family="text">
      <style:text-properties fo:font-weight="normal" officeooo:rsid="003a77c6" style:font-weight-asian="normal" style:font-weight-complex="normal"/>
    </style:style>
    <style:style style:name="T32" style:family="text">
      <style:text-properties fo:font-weight="normal" officeooo:rsid="00a229df" style:font-weight-asian="normal" style:font-weight-complex="normal"/>
    </style:style>
    <style:style style:name="T33" style:family="text">
      <style:text-properties fo:font-weight="normal" officeooo:rsid="00a3bdc0" style:font-weight-asian="normal" style:font-weight-complex="normal"/>
    </style:style>
    <style:style style:name="T34" style:family="text">
      <style:text-properties officeooo:rsid="00789220"/>
    </style:style>
    <style:style style:name="T35" style:family="text">
      <style:text-properties officeooo:rsid="0084b23a"/>
    </style:style>
    <style:style style:name="T36" style:family="text">
      <style:text-properties fo:color="#c9211e"/>
    </style:style>
    <style:style style:name="T37" style:family="text">
      <style:text-properties fo:color="#c9211e" fo:language="en" fo:country="GB" officeooo:rsid="00a18fb9"/>
    </style:style>
    <style:style style:name="T38" style:family="text">
      <style:text-properties fo:color="#c9211e" fo:language="en" fo:country="GB" fo:font-weight="bold" officeooo:rsid="00a18fb9" style:font-weight-asian="bold" style:font-weight-complex="bold"/>
    </style:style>
    <style:style style:name="T39" style:family="text">
      <style:text-properties fo:color="#c9211e" fo:language="en" fo:country="GB" fo:font-weight="bold" officeooo:rsid="003a77c6" style:font-weight-asian="bold" style:font-weight-complex="bold"/>
    </style:style>
    <style:style style:name="T40" style:family="text">
      <style:text-properties fo:color="#c9211e" fo:language="en" fo:country="GB" fo:font-weight="bold" officeooo:rsid="00381df1" style:font-weight-asian="bold" style:font-weight-complex="bold"/>
    </style:style>
    <style:style style:name="T41" style:family="text">
      <style:text-properties fo:color="#c9211e" fo:language="en" fo:country="GB" fo:font-weight="bold" officeooo:rsid="00a229df" style:font-weight-asian="bold" style:font-weight-complex="bold"/>
    </style:style>
    <style:style style:name="T42" style:family="text">
      <style:text-properties fo:color="#c9211e" fo:language="en" fo:country="GB" fo:font-weight="bold" officeooo:rsid="00a3bdc0" style:font-weight-asian="bold" style:font-weight-complex="bold"/>
    </style:style>
    <style:style style:name="T43" style:family="text">
      <style:text-properties fo:color="#c9211e" fo:language="en" fo:country="GB" fo:font-weight="bold" officeooo:rsid="004a9491" style:font-weight-asian="bold" style:font-weight-complex="bold"/>
    </style:style>
    <style:style style:name="T44" style:family="text">
      <style:text-properties fo:color="#c9211e" fo:language="en" fo:country="GB" fo:font-weight="bold" officeooo:rsid="008dcbd8" style:font-weight-asian="bold" style:font-weight-complex="bold"/>
    </style:style>
    <style:style style:name="T45" style:family="text">
      <style:text-properties fo:color="#c9211e" fo:language="en" fo:country="GB" fo:font-weight="bold" officeooo:rsid="00839414" style:font-weight-asian="bold" style:font-weight-complex="bold"/>
    </style:style>
    <style:style style:name="T46" style:family="text">
      <style:text-properties fo:color="#c9211e" fo:language="en" fo:country="GB" fo:font-weight="bold" officeooo:rsid="0055526b" style:font-weight-asian="bold" style:font-weight-complex="bold"/>
    </style:style>
    <style:style style:name="T47" style:family="text">
      <style:text-properties fo:color="#c9211e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48" style:family="text">
      <style:text-properties fo:color="#c9211e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49" style:family="text">
      <style:text-properties fo:color="#c9211e" fo:language="en" fo:country="GB" fo:font-style="normal" fo:font-weight="bold" officeooo:rsid="00a229df" style:font-style-asian="normal" style:font-weight-asian="bold" style:font-style-complex="normal" style:font-weight-complex="bold"/>
    </style:style>
    <style:style style:name="T50" style:family="text">
      <style:text-properties fo:color="#c9211e"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51" style:family="text">
      <style:text-properties fo:color="#c9211e"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52" style:family="text">
      <style:text-properties fo:color="#c9211e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53" style:family="text">
      <style:text-properties fo:color="#c9211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54" style:family="text">
      <style:text-properties fo:color="#c9211e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55" style:family="text">
      <style:text-properties fo:color="#c9211e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56" style:family="text">
      <style:text-properties fo:color="#c9211e"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57" style:family="text">
      <style:text-properties fo:color="#c9211e" fo:language="en" fo:country="GB" fo:font-style="normal" officeooo:rsid="003a77c6" style:font-style-asian="normal" style:font-style-complex="normal"/>
    </style:style>
    <style:style style:name="T58" style:family="text">
      <style:text-properties fo:color="#c9211e" fo:language="en" fo:country="GB" fo:font-style="normal" officeooo:rsid="00479585" style:font-style-asian="normal" style:font-style-complex="normal"/>
    </style:style>
    <style:style style:name="T59" style:family="text">
      <style:text-properties fo:color="#c9211e" fo:language="en" fo:country="GB" fo:font-style="normal" officeooo:rsid="00a3bdc0" style:font-style-asian="normal" style:font-style-complex="normal"/>
    </style:style>
    <style:style style:name="T60" style:family="text">
      <style:text-properties fo:color="#c9211e" fo:language="en" fo:country="GB" fo:font-style="normal" officeooo:rsid="0055526b" style:font-style-asian="normal" style:font-style-complex="normal"/>
    </style:style>
    <style:style style:name="T61" style:family="text">
      <style:text-properties fo:color="#c9211e" fo:language="en" fo:country="GB" fo:font-style="normal" officeooo:rsid="00a18fb9" style:font-style-asian="normal" style:font-style-complex="normal"/>
    </style:style>
    <style:style style:name="T62" style:family="text">
      <style:text-properties fo:color="#c9211e" fo:language="en" fo:country="GB" fo:font-style="normal" officeooo:rsid="00492010" style:font-style-asian="normal" style:font-style-complex="normal"/>
    </style:style>
    <style:style style:name="T63" style:family="text">
      <style:text-properties fo:color="#c9211e" fo:language="en" fo:country="GB" officeooo:rsid="004a9491"/>
    </style:style>
    <style:style style:name="T64" style:family="text">
      <style:text-properties fo:color="#c9211e" fo:language="en" fo:country="GB" officeooo:rsid="008dcbd8"/>
    </style:style>
    <style:style style:name="T65" style:family="text">
      <style:text-properties fo:color="#c9211e" fo:language="en" fo:country="GB" officeooo:rsid="003a77c6"/>
    </style:style>
    <style:style style:name="T66" style:family="text">
      <style:text-properties fo:color="#c9211e" fo:language="en" fo:country="GB" officeooo:rsid="00839414"/>
    </style:style>
    <style:style style:name="T67" style:family="text">
      <style:text-properties fo:color="#c9211e" fo:language="en" fo:country="GB" officeooo:rsid="00a3bdc0"/>
    </style:style>
    <style:style style:name="T68" style:family="text">
      <style:text-properties fo:color="#c9211e" fo:language="en" fo:country="GB" officeooo:rsid="00381df1"/>
    </style:style>
    <style:style style:name="T69" style:family="text">
      <style:text-properties fo:color="#c9211e"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70" style:family="text">
      <style:text-properties fo:color="#c9211e" style:font-name="Calibri" fo:font-size="14pt" fo:language="en" fo:country="GB" fo:font-weight="bold" officeooo:rsid="00a3bdc0" style:font-size-asian="14pt" style:font-weight-asian="bold" style:font-name-complex="Trebuchet MS" style:font-size-complex="15pt" style:font-weight-complex="bold"/>
    </style:style>
    <style:style style:name="T71" style:family="text">
      <style:text-properties fo:color="#c9211e" style:font-name="Calibri" fo:font-size="14pt" fo:language="en" fo:country="GB" fo:font-weight="bold" officeooo:rsid="00a4ae36" style:font-size-asian="14pt" style:font-weight-asian="bold" style:font-name-complex="Trebuchet MS" style:font-size-complex="15pt" style:font-weight-complex="bold"/>
    </style:style>
    <style:style style:name="T72" style:family="text">
      <style:text-properties fo:color="#c9211e" style:font-name="Calibri" fo:font-size="14pt" fo:language="en" fo:country="GB" style:text-underline-style="solid" style:text-underline-width="auto" style:text-underline-color="font-color" fo:font-weight="bold" officeooo:rsid="00a18fb9" style:font-size-asian="14pt" style:font-weight-asian="bold" style:font-name-complex="Trebuchet MS" style:font-size-complex="15pt" style:font-weight-complex="bold"/>
    </style:style>
    <style:style style:name="T73" style:family="text">
      <style:text-properties fo:color="#c9211e" style:font-name="Calibri" fo:language="en" fo:country="US" fo:font-weight="bold" officeooo:rsid="00a18fb9" style:font-weight-asian="bold" style:font-name-complex="Trebuchet MS" style:font-size-complex="13pt" style:font-weight-complex="bold"/>
    </style:style>
    <style:style style:name="T74" style:family="text">
      <style:text-properties fo:color="#c9211e" style:font-name="Calibri" fo:language="en" fo:country="US" style:text-underline-style="solid" style:text-underline-width="auto" style:text-underline-color="font-color" fo:font-weight="bold" officeooo:rsid="00a18fb9" style:font-weight-asian="bold" style:font-name-complex="Trebuchet MS" style:font-size-complex="13pt" style:font-weight-complex="bold"/>
    </style:style>
    <style:style style:name="T75" style:family="text">
      <style:text-properties fo:color="#c9211e" fo:font-weight="bold" style:font-weight-asian="bold" style:font-weight-complex="bold"/>
    </style:style>
    <style:style style:name="T76" style:family="text">
      <style:text-properties fo:color="#c9211e" fo:font-weight="bold" officeooo:rsid="003a77c6" style:font-weight-asian="bold" style:font-weight-complex="bold"/>
    </style:style>
    <style:style style:name="T77" style:family="text">
      <style:text-properties fo:color="#c9211e" fo:font-weight="bold" officeooo:rsid="00a18fb9" style:font-weight-asian="bold" style:font-weight-complex="bold"/>
    </style:style>
    <style:style style:name="T78" style:family="text">
      <style:text-properties fo:color="#c9211e" fo:font-weight="bold" officeooo:rsid="00a3bdc0" style:font-weight-asian="bold" style:font-weight-complex="bold"/>
    </style:style>
    <style:style style:name="T79" style:family="text">
      <style:text-properties fo:color="#c9211e" fo:font-weight="bold" officeooo:rsid="0091fc34" style:font-weight-asian="bold" style:font-weight-complex="bold"/>
    </style:style>
    <style:style style:name="T80" style:family="text">
      <style:text-properties fo:color="#c9211e" fo:font-weight="bold" officeooo:rsid="003a5be7" style:font-weight-asian="bold" style:font-weight-complex="bold"/>
    </style:style>
    <style:style style:name="T81" style:family="text">
      <style:text-properties fo:color="#c9211e" fo:font-weight="bold" officeooo:rsid="00a229df" style:font-weight-asian="bold" style:font-weight-complex="bold"/>
    </style:style>
    <style:style style:name="T82" style:family="text">
      <style:text-properties fo:color="#c9211e" fo:font-weight="bold" officeooo:rsid="00a4ae36" style:font-weight-asian="bold" style:font-weight-complex="bold"/>
    </style:style>
    <style:style style:name="T83" style:family="text">
      <style:text-properties fo:color="#c9211e" officeooo:rsid="003a77c6"/>
    </style:style>
    <style:style style:name="T84" style:family="text">
      <style:text-properties fo:color="#c9211e" officeooo:rsid="00a18fb9"/>
    </style:style>
    <style:style style:name="T85" style:family="text">
      <style:text-properties fo:color="#c9211e" officeooo:rsid="0091fc34"/>
    </style:style>
    <style:style style:name="T86" style:family="text">
      <style:text-properties fo:color="#c9211e" officeooo:rsid="003a5be7"/>
    </style:style>
    <style:style style:name="T87" style:family="text">
      <style:text-properties fo:color="#c9211e" officeooo:rsid="00a4ae36"/>
    </style:style>
    <style:style style:name="T88" style:family="text">
      <style:text-properties fo:color="#ffbf00" fo:language="en" fo:country="GB" fo:font-weight="bold" officeooo:rsid="00381df1" style:font-weight-asian="bold" style:font-weight-complex="bold"/>
    </style:style>
    <style:style style:name="T89" style:family="text">
      <style:text-properties fo:color="#ffbf00" fo:language="en" fo:country="GB" fo:font-weight="bold" officeooo:rsid="00a18fb9" style:font-weight-asian="bold" style:font-weight-complex="bold"/>
    </style:style>
    <style:style style:name="T90" style:family="text">
      <style:text-properties fo:color="#ffbf00" fo:language="en" fo:country="GB" fo:font-weight="bold" officeooo:rsid="00a3bdc0" style:font-weight-asian="bold" style:font-weight-complex="bold"/>
    </style:style>
    <style:style style:name="T91" style:family="text">
      <style:text-properties fo:color="#ffbf00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92" style:family="text">
      <style:text-properties fo:color="#ffbf00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93" style:family="text">
      <style:text-properties fo:color="#ffbf00"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94" style:family="text">
      <style:text-properties fo:color="#ffbf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95" style:family="text">
      <style:text-properties fo:color="#ffbf00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96" style:family="text">
      <style:text-properties fo:color="#ffbf00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97" style:family="text">
      <style:text-properties fo:color="#ffbf00"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98" style:family="text">
      <style:text-properties fo:color="#ffbf00" fo:font-weight="bold" style:font-weight-asian="bold" style:font-weight-complex="bold"/>
    </style:style>
    <style:style style:name="T99" style:family="text">
      <style:text-properties fo:color="#ffbf00" fo:font-weight="bold" officeooo:rsid="003a77c6" style:font-weight-asian="bold" style:font-weight-complex="bold"/>
    </style:style>
    <style:style style:name="T100" style:family="text">
      <style:text-properties fo:color="#ffbf00" fo:font-weight="bold" officeooo:rsid="00a18fb9" style:font-weight-asian="bold" style:font-weight-complex="bold"/>
    </style:style>
    <style:style style:name="T101" style:family="text">
      <style:text-properties fo:color="#ffbf00" fo:font-weight="bold" officeooo:rsid="00a4ae36" style:font-weight-asian="bold" style:font-weight-complex="bold"/>
    </style:style>
    <style:style style:name="T102" style:family="text">
      <style:text-properties style:use-window-font-color="true"/>
    </style:style>
    <style:style style:name="T103" style:family="text">
      <style:text-properties officeooo:rsid="00a3bdc0"/>
    </style:style>
    <style:style style:name="T104" style:family="text">
      <style:text-properties officeooo:rsid="00a4ae36"/>
    </style:style>
    <style:style style:name="T105" style:family="text">
      <style:text-properties fo:color="#000000"/>
    </style:style>
    <style:style style:name="T106" style:family="text">
      <style:text-properties fo:color="#000000" fo:language="en" fo:country="GB"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color="#0000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file-name text:display="name">organizations-validation-template</text:file-name></text:h>
      <text:h text:style-name="P12" text:outline-level="2"><text:span text:style-name="T5">{d.results[</text:span><text:span text:style-name="T7">i]</text:span><text:span text:style-name="T6">.</text:span><text:span text:style-name="T5">title</text:span><text:span text:style-name="T8">:ifEmpty(</text:span><text:span text:style-name="T72">DATASET_</text:span><text:span text:style-name="T69">TITLE</text:span><text:span text:style-name="T8">)</text:span><text:span text:style-name="T9">}</text:span></text:h>
      <text:p text:style-name="P16"><text:span text:style-name="T11">https://ckan.myclimateservice.eu/</text:span><text:span text:style-name="T12">{d.results[i].name}</text:span></text:p>
      <text:p text:style-name="P14"><text:span text:style-name="T12">M</text:span><text:span text:style-name="T13">issing DATASET properties: </text:span><text:span text:style-name="T75">{d.results[i].notes</text:span><text:span text:style-name="T76">:ifEmpty(</text:span><text:span text:style-name="T38">DESCRIPTION;</text:span><text:span text:style-name="T76">):</text:span><text:span text:style-name="T77">print()</text:span><text:span text:style-name="T76">}{d.results[i].</text:span><text:span text:style-name="T43">groups[</text:span><text:span text:style-name="T44">i</text:span><text:span text:style-name="T43">]</text:span><text:span text:style-name="T39">.title</text:span><text:span text:style-name="T76">:ifEmpty(</text:span><text:span text:style-name="T42">g</text:span><text:span text:style-name="T38">roup</text:span><text:span text:style-name="T77">;</text:span><text:span text:style-name="T76">):</text:span><text:span text:style-name="T77">print()</text:span><text:span text:style-name="T76">}{d.results[</text:span><text:span text:style-name="T79">i]</text:span><text:span text:style-name="T76">.</text:span><text:span text:style-name="T43">groups[</text:span><text:span text:style-name="T45">i+1</text:span><text:span text:style-name="T43">]</text:span><text:span text:style-name="T39">.title</text:span><text:span text:style-name="T76">:ifEmpty(</text:span><text:span text:style-name="T80">n/a</text:span><text:span text:style-name="T76">):</text:span><text:span text:style-name="T77">print()</text:span><text:span text:style-name="T76">}</text:span><text:span text:style-name="T75">{d.results[i].author:ifEmpty(</text:span><text:span text:style-name="T42">a</text:span><text:span text:style-name="T75">uthor</text:span><text:span text:style-name="T77">;</text:span><text:span text:style-name="T75">)</text:span><text:span text:style-name="T76">:</text:span><text:span text:style-name="T77">print()</text:span><text:span text:style-name="T76">}</text:span><text:span text:style-name="T98">{d.results[i].author_email:ifEmpty(</text:span><text:span text:style-name="T90">au</text:span><text:span text:style-name="T88">thor_</text:span><text:span text:style-name="T90">em</text:span><text:span text:style-name="T88">ail</text:span><text:span text:style-name="T89">;</text:span><text:span text:style-name="T98">)</text:span><text:span text:style-name="T99">:</text:span><text:span text:style-name="T100">print()</text:span><text:span text:style-name="T99">}</text:span><text:span text:style-name="T75">{d.results[i].maintainer:ifEmpty(</text:span><text:span text:style-name="T42">m</text:span><text:span text:style-name="T75">aintainer</text:span><text:span text:style-name="T77">;</text:span><text:span text:style-name="T75">)</text:span><text:span text:style-name="T76">:</text:span><text:span text:style-name="T77">print()</text:span><text:span text:style-name="T76">}</text:span><text:span text:style-name="T98">{d.results[i].maintainer _email:ifEmpty(</text:span><text:span text:style-name="T90">m</text:span><text:span text:style-name="T88">aintainer_</text:span><text:span text:style-name="T90">em</text:span><text:span text:style-name="T88">ail</text:span><text:span text:style-name="T89">;</text:span><text:span text:style-name="T98">)</text:span><text:span text:style-name="T99">:</text:span><text:span text:style-name="T100">print()</text:span><text:span text:style-name="T98">}</text:span><text:span text:style-name="T82">{</text:span><text:span text:style-name="T76">d.results[i].license_title:ifEmpty(</text:span><text:span text:style-name="T42">l</text:span><text:span text:style-name="T76">icense</text:span><text:span text:style-name="T77">;</text:span><text:span text:style-name="T76">):</text:span><text:span text:style-name="T77">print()</text:span><text:span text:style-name="T76">}</text:span><text:span text:style-name="T94">{d.results[i].</text:span><text:span text:style-name="T93">url</text:span><text:span text:style-name="T94">:ifEmpty(</text:span><text:span text:style-name="T95">url</text:span><text:span text:style-name="T91">;</text:span><text:span text:style-name="T94">):</text:span><text:span text:style-name="T96">print()</text:span><text:span text:style-name="T94">}</text:span><text:span text:style-name="T53">{d.results[i].tags:ifEmpty(</text:span><text:span text:style-name="T52">t</text:span><text:span text:style-name="T47">ags</text:span><text:span text:style-name="T48">;</text:span><text:span text:style-name="T53">):</text:span><text:span text:style-name="T54">print()</text:span><text:span text:style-name="T53">}</text:span><text:span text:style-name="T94">{d.results[i].extras:ifEmpty(</text:span><text:span text:style-name="T95">e</text:span><text:span text:style-name="T91">xtras;</text:span><text:span text:style-name="T94">):</text:span><text:span text:style-name="T96">print()</text:span><text:span text:style-name="T94">}</text:span><text:span text:style-name="T53">{d.results[i].resources:ifEmpty(</text:span><text:span text:style-name="T48">RESOURCES</text:span><text:span text:style-name="T53">):</text:span><text:span text:style-name="T52">print()</text:span><text:span text:style-name="T53">}</text:span><text:span text:style-name="T107"> </text:span></text:p>
      <text:h text:style-name="Heading_20_3" text:outline-level="3">{d.results[i].resources[i].name:ifEmpty(<text:span text:style-name="T36">n/a</text:span>)}<text:span text:style-name="T105"> </text:span></text:h>
      <text:p text:style-name="P15"><text:span text:style-name="T12">M</text:span><text:span text:style-name="T13">issing RESOURCE properties: </text:span><text:span text:style-name="T70">{d.results[i].resources[i].</text:span><text:span text:style-name="T71">name</text:span><text:span text:style-name="T70">:ifEmpty(</text:span><text:span text:style-name="T71">name</text:span><text:span text:style-name="T70">;):print()}</text:span><text:span text:style-name="T75">{d.results[i].resources[i].description:ifEmpty(</text:span><text:span text:style-name="T42">description;</text:span><text:span text:style-name="T75">):print()}</text:span><text:span text:style-name="T76">{d.results[i].resources[i].</text:span><text:span text:style-name="T46">format</text:span><text:span text:style-name="T76">:ifEmpty(</text:span><text:span text:style-name="T42">f</text:span><text:span text:style-name="T41">ormat;</text:span><text:span text:style-name="T76">):</text:span><text:span text:style-name="T81">print()</text:span><text:span text:style-name="T76">}</text:span><text:span text:style-name="T53">{d.results[i].resources[i].</text:span><text:span text:style-name="T51">url</text:span><text:span text:style-name="T53">:ifEmpty(</text:span><text:span text:style-name="T52">url</text:span><text:span text:style-name="T53">):</text:span><text:span text:style-name="T49">print()</text:span><text:span text:style-name="T53">}</text:span></text:p>
      <text:p text:style-name="P13">{d.results[i].resources[i<text:span text:style-name="T34">+1</text:span>].name}</text:p>
      <text:p text:style-name="P10">{d.results[i<text:span text:style-name="T35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34</meta:editing-cycles>
    <meta:print-date>2017-07-28T13:32:00</meta:print-date>
    <meta:creation-date>2019-01-07T09:24:00</meta:creation-date>
    <dc:date>2020-04-03T13:48:20.019000000</dc:date>
    <meta:editing-duration>PT7H34M54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16" meta:word-count="55" meta:character-count="1393" meta:non-whitespace-character-count="1353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